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AccessFile.writeShor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Double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seek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UT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getF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By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Char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Fully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Ch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andomAccessFil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Lo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Byt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In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andomAccessFile( java . io . File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setLength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skipByte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Boolean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writeFloa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andomAccessFile.readFull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